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5.3114in" svg:y="0.0209in">
            <draw:object draw:notify-on-update-of-ranges="Sheet1.A1:Sheet1.A11 Sheet1.B1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5.2575in" svg:y="3.6913in">
            <draw:object draw:notify-on-update-of-ranges="Sheet1.M34:Sheet1.M34 Sheet1.A1:Sheet1.A11 Sheet1.D1:Sheet1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1.7941in" svg:y="0.0524in">
            <draw:object draw:notify-on-update-of-ranges="Sheet1.P17:Sheet1.P17 Sheet1.A1:Sheet1.A11 Sheet1.E1:Sheet1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77819" calcext:value-type="float">
            <text:p>0.00777819</text:p>
          </table:table-cell>
          <table:table-cell/>
          <table:table-cell table:formula="of:=0.0106409/[.B1]" office:value-type="float" office:value="1.36804320799569" calcext:value-type="float">
            <text:p>1.36804320799569</text:p>
          </table:table-cell>
          <table:table-cell table:formula="of:=[.D1]/[.A1]" office:value-type="float" office:value="0.684021603997845" calcext:value-type="float">
            <text:p>0.684021603997845</text:p>
          </table:table-cell>
        </table:table-row>
        <table:table-row table:style-name="ro1">
          <table:table-cell table:formula="of:=[.A1] + 1" office:value-type="float" office:value="3" calcext:value-type="float">
            <text:p>3</text:p>
          </table:table-cell>
          <table:table-cell office:value-type="float" office:value="0.0051293999" calcext:value-type="float">
            <text:p>0.0051293999</text:p>
          </table:table-cell>
          <table:table-cell/>
          <table:table-cell table:formula="of:=0.0106409/[.B2]" office:value-type="float" office:value="2.07449218377378" calcext:value-type="float">
            <text:p>2.07449218377378</text:p>
          </table:table-cell>
          <table:table-cell table:formula="of:=[.D2]/[.A2]" office:value-type="float" office:value="0.691497394591259" calcext:value-type="float">
            <text:p>0.691497394591259</text:p>
          </table:table-cell>
        </table:table-row>
        <table:table-row table:style-name="ro1">
          <table:table-cell table:formula="of:=[.A2] + 1" office:value-type="float" office:value="4" calcext:value-type="float">
            <text:p>4</text:p>
          </table:table-cell>
          <table:table-cell office:value-type="float" office:value="0.0045714" calcext:value-type="float">
            <text:p>0.0045714</text:p>
          </table:table-cell>
          <table:table-cell/>
          <table:table-cell table:formula="of:=0.0106409/[.B3]" office:value-type="float" office:value="2.3277114231964" calcext:value-type="float">
            <text:p>2.3277114231964</text:p>
          </table:table-cell>
          <table:table-cell table:formula="of:=[.D3]/[.A3]" office:value-type="float" office:value="0.581927855799099" calcext:value-type="float">
            <text:p>0.581927855799099</text:p>
          </table:table-cell>
        </table:table-row>
        <table:table-row table:style-name="ro1">
          <table:table-cell table:formula="of:=[.A3] + 1" office:value-type="float" office:value="5" calcext:value-type="float">
            <text:p>5</text:p>
          </table:table-cell>
          <table:table-cell office:value-type="float" office:value="0.003907" calcext:value-type="float">
            <text:p>0.003907</text:p>
          </table:table-cell>
          <table:table-cell/>
          <table:table-cell table:formula="of:=0.0106409/[.B4]" office:value-type="float" office:value="2.72354747888405" calcext:value-type="float">
            <text:p>2.72354747888405</text:p>
          </table:table-cell>
          <table:table-cell table:formula="of:=[.D4]/[.A4]" office:value-type="float" office:value="0.544709495776811" calcext:value-type="float">
            <text:p>0.544709495776811</text:p>
          </table:table-cell>
        </table:table-row>
        <table:table-row table:style-name="ro1">
          <table:table-cell table:formula="of:=[.A4] + 1" office:value-type="float" office:value="6" calcext:value-type="float">
            <text:p>6</text:p>
          </table:table-cell>
          <table:table-cell office:value-type="float" office:value="0.003855999" calcext:value-type="float">
            <text:p>0.003855999</text:p>
          </table:table-cell>
          <table:table-cell/>
          <table:table-cell table:formula="of:=0.0106409/[.B5]" office:value-type="float" office:value="2.75957021773087" calcext:value-type="float">
            <text:p>2.75957021773087</text:p>
          </table:table-cell>
          <table:table-cell table:formula="of:=[.D5]/[.A5]" office:value-type="float" office:value="0.459928369621811" calcext:value-type="float">
            <text:p>0.459928369621811</text:p>
          </table:table-cell>
        </table:table-row>
        <table:table-row table:style-name="ro1">
          <table:table-cell table:formula="of:=[.A5] + 1" office:value-type="float" office:value="7" calcext:value-type="float">
            <text:p>7</text:p>
          </table:table-cell>
          <table:table-cell office:value-type="float" office:value="0.003461" calcext:value-type="float">
            <text:p>0.003461</text:p>
          </table:table-cell>
          <table:table-cell/>
          <table:table-cell table:formula="of:=0.0106409/[.B6]" office:value-type="float" office:value="3.0745160358278" calcext:value-type="float">
            <text:p>3.0745160358278</text:p>
          </table:table-cell>
          <table:table-cell table:formula="of:=[.D6]/[.A6]" office:value-type="float" office:value="0.439216576546828" calcext:value-type="float">
            <text:p>0.439216576546828</text:p>
          </table:table-cell>
        </table:table-row>
        <table:table-row table:style-name="ro1">
          <table:table-cell table:formula="of:=[.A6] + 1" office:value-type="float" office:value="8" calcext:value-type="float">
            <text:p>8</text:p>
          </table:table-cell>
          <table:table-cell office:value-type="float" office:value="0.0036468" calcext:value-type="float">
            <text:p>0.0036468</text:p>
          </table:table-cell>
          <table:table-cell/>
          <table:table-cell table:formula="of:=0.0106409/[.B7]" office:value-type="float" office:value="2.91787320390479" calcext:value-type="float">
            <text:p>2.91787320390479</text:p>
          </table:table-cell>
          <table:table-cell table:formula="of:=[.D7]/[.A7]" office:value-type="float" office:value="0.364734150488099" calcext:value-type="float">
            <text:p>0.364734150488099</text:p>
          </table:table-cell>
        </table:table-row>
        <table:table-row table:style-name="ro1">
          <table:table-cell table:formula="of:=[.A7] + 1" office:value-type="float" office:value="9" calcext:value-type="float">
            <text:p>9</text:p>
          </table:table-cell>
          <table:table-cell office:value-type="float" office:value="0.00437559" calcext:value-type="float">
            <text:p>0.00437559</text:p>
          </table:table-cell>
          <table:table-cell/>
          <table:table-cell table:formula="of:=0.0106409/[.B8]" office:value-type="float" office:value="2.43187775819947" calcext:value-type="float">
            <text:p>2.43187775819947</text:p>
          </table:table-cell>
          <table:table-cell table:formula="of:=[.D8]/[.A8]" office:value-type="float" office:value="0.270208639799941" calcext:value-type="float">
            <text:p>0.270208639799941</text:p>
          </table:table-cell>
        </table:table-row>
        <table:table-row table:style-name="ro1">
          <table:table-cell table:formula="of:=[.A8] + 1" office:value-type="float" office:value="10" calcext:value-type="float">
            <text:p>10</text:p>
          </table:table-cell>
          <table:table-cell office:value-type="float" office:value="0.007505599" calcext:value-type="float">
            <text:p>0.007505599</text:p>
          </table:table-cell>
          <table:table-cell/>
          <table:table-cell table:formula="of:=0.0106409/[.B9]" office:value-type="float" office:value="1.41772828524412" calcext:value-type="float">
            <text:p>1.41772828524412</text:p>
          </table:table-cell>
          <table:table-cell table:formula="of:=[.D9]/[.A9]" office:value-type="float" office:value="0.141772828524412" calcext:value-type="float">
            <text:p>0.141772828524412</text:p>
          </table:table-cell>
        </table:table-row>
        <table:table-row table:style-name="ro1">
          <table:table-cell table:formula="of:=[.A9] + 1" office:value-type="float" office:value="11" calcext:value-type="float">
            <text:p>11</text:p>
          </table:table-cell>
          <table:table-cell office:value-type="float" office:value="0.00721179" calcext:value-type="float">
            <text:p>0.00721179</text:p>
          </table:table-cell>
          <table:table-cell/>
          <table:table-cell table:formula="of:=0.0106409/[.B10]" office:value-type="float" office:value="1.47548666835834" calcext:value-type="float">
            <text:p>1.47548666835834</text:p>
          </table:table-cell>
          <table:table-cell table:formula="of:=[.D10]/[.A10]" office:value-type="float" office:value="0.13413515166894" calcext:value-type="float">
            <text:p>0.13413515166894</text:p>
          </table:table-cell>
        </table:table-row>
        <table:table-row table:style-name="ro1">
          <table:table-cell table:formula="of:=[.A10] + 1" office:value-type="float" office:value="12" calcext:value-type="float">
            <text:p>12</text:p>
          </table:table-cell>
          <table:table-cell office:value-type="float" office:value="0.0106018" calcext:value-type="float">
            <text:p>0.0106018</text:p>
          </table:table-cell>
          <table:table-cell/>
          <table:table-cell table:formula="of:=0.0106409/[.B11]" office:value-type="float" office:value="1.00368805297214" calcext:value-type="float">
            <text:p>1.00368805297214</text:p>
          </table:table-cell>
          <table:table-cell table:formula="of:=[.D11]/[.A11]" office:value-type="float" office:value="0.0836406710810114" calcext:value-type="float">
            <text:p>0.083640671081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4:04:26.516137467</meta:creation-date>
    <dc:date>2021-12-09T15:11:10.113644508</dc:date>
    <meta:editing-duration>PT56M32S</meta:editing-duration>
    <meta:editing-cycles>3</meta:editing-cycles>
    <meta:generator>LibreOffice/6.4.7.2$Linux_X86_64 LibreOffice_project/40$Build-2</meta:generator>
    <meta:document-statistic meta:table-count="1" meta:cell-count="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76cm" svg:y="0.316cm" chart:style-name="ch2">
          <text:p>Runtimes</text:p>
        </chart:title>
        <chart:legend chart:legend-position="end" svg:x="14.469cm" svg:y="4.203cm" style:legend-expansion="high" chart:style-name="ch3"/>
        <chart:plot-area chart:style-name="ch4" table:cell-range-address="Sheet1.A1:Sheet1.B11" chart:data-source-has-labels="both" svg:x="1.33cm" svg:y="1.275cm" svg:width="12.82cm" svg:height="6.569cm">
          <chartooo:coordinate-region svg:x="2.428cm" svg:y="1.475cm" svg:width="11.536cm" svg:height="5.722cm"/>
          <chart:axis chart:dimension="x" chart:name="primary-x" chart:style-name="ch5" chartooo:axis-type="auto">
            <chartooo:date-scale/>
            <chart:title svg:x="6.175cm" svg:y="8.024cm" chart:style-name="ch6">
              <text:p>number of processes</text:p>
            </chart:title>
            <chart:categories table:cell-range-address="Sheet1.A1:Sheet1.A11"/>
          </chart:axis>
          <chart:axis chart:dimension="y" chart:name="primary-y" chart:style-name="ch5">
            <chart:title svg:x="0.451cm" svg:y="5.225cm" chart:style-name="ch7">
              <text:p>seconds</text:p>
            </chart:title>
            <chart:grid chart:style-name="ch8" chart:class="major"/>
          </chart:axis>
          <chart:series chart:style-name="ch9" chart:values-cell-range-address="Sheet1.B1:Sheet1.B11" loext:label-string="p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:Sheet1.A11</svg:desc>
                </draw:g>
              </table:table-cell>
              <table:table-cell office:value-type="float" office:value="0.00777819">
                <text:p>0.00777819</text:p>
                <draw:g>
                  <svg:desc>Sheet1.B1:Sheet1.B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1293999">
                <text:p>0.00512939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5714">
                <text:p>0.004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907">
                <text:p>0.0039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855999">
                <text:p>0.0038559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6468">
                <text:p>0.0036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37559">
                <text:p>0.004375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7505599">
                <text:p>0.0075055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721179">
                <text:p>0.007211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06018">
                <text:p>0.0106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66cm" svg:y="0.316cm" chart:style-name="ch2">
          <text:p>Accelarations</text:p>
        </chart:title>
        <chart:legend chart:legend-position="end" svg:x="14.469cm" svg:y="4.204cm" style:legend-expansion="high" chart:style-name="ch3"/>
        <chart:plot-area chart:style-name="ch4" table:cell-range-address="Sheet1.M34:Sheet1.M34 Sheet1.A1:Sheet1.A11 Sheet1.D1:Sheet1.D11" chart:data-source-has-labels="both" svg:x="0.319cm" svg:y="1.275cm" svg:width="13.831cm" svg:height="6.57cm">
          <chartooo:coordinate-region svg:x="1.046cm" svg:y="1.474cm" svg:width="12.917cm" svg:height="5.724cm"/>
          <chart:axis chart:dimension="x" chart:name="primary-x" chart:style-name="ch5" chartooo:axis-type="auto">
            <chartooo:date-scale/>
            <chart:title svg:x="5.669cm" svg:y="8.025cm" chart:style-name="ch6">
              <text:p>number of processes</text:p>
            </chart:title>
            <chart:categories table:cell-range-address="Sheet1.A1:Sheet1.A1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1:Sheet1.D11" loext:label-string="p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:Sheet1.A11</svg:desc>
                </draw:g>
              </table:table-cell>
              <table:table-cell office:value-type="float" office:value="1.36804320799569">
                <text:p>1.36804320799569</text:p>
                <draw:g>
                  <svg:desc>Sheet1.D1:Sheet1.D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7449218377378">
                <text:p>2.074492183773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277114231964">
                <text:p>2.3277114231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72354747888405">
                <text:p>2.723547478884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75957021773087">
                <text:p>2.759570217730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0745160358278">
                <text:p>3.07451603582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91787320390479">
                <text:p>2.917873203904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3187775819947">
                <text:p>2.431877758199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1772828524412">
                <text:p>1.417728285244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47548666835834">
                <text:p>1.475486668358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0368805297214">
                <text:p>1.00368805297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65cm" svg:y="0.316cm" chart:style-name="ch2">
          <text:p>Efficiencies</text:p>
        </chart:title>
        <chart:legend chart:legend-position="end" svg:x="14.469cm" svg:y="4.203cm" style:legend-expansion="high" chart:style-name="ch3"/>
        <chart:plot-area chart:style-name="ch4" table:cell-range-address="Sheet1.P17:Sheet1.P17 Sheet1.A1:Sheet1.A11 Sheet1.E1:Sheet1.E11" chart:data-source-has-labels="both" svg:x="0.319cm" svg:y="1.275cm" svg:width="13.831cm" svg:height="6.569cm">
          <chartooo:coordinate-region svg:x="1.046cm" svg:y="1.474cm" svg:width="12.917cm" svg:height="5.723cm"/>
          <chart:axis chart:dimension="x" chart:name="primary-x" chart:style-name="ch5" chartooo:axis-type="auto">
            <chartooo:date-scale/>
            <chart:title svg:x="5.669cm" svg:y="8.024cm" chart:style-name="ch6">
              <text:p>number of processes</text:p>
            </chart:title>
            <chart:categories table:cell-range-address="Sheet1.A1:Sheet1.A1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E1:Sheet1.E11" loext:label-string="p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:Sheet1.A11</svg:desc>
                </draw:g>
              </table:table-cell>
              <table:table-cell office:value-type="float" office:value="0.684021603997845">
                <text:p>0.684021603997845</text:p>
                <draw:g>
                  <svg:desc>Sheet1.E1:Sheet1.E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91497394591259">
                <text:p>0.6914973945912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1927855799099">
                <text:p>0.5819278557990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4709495776811">
                <text:p>0.5447094957768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9928369621811">
                <text:p>0.459928369621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39216576546828">
                <text:p>0.4392165765468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4734150488099">
                <text:p>0.3647341504880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0208639799941">
                <text:p>0.2702086397999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1772828524412">
                <text:p>0.1417728285244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413515166894">
                <text:p>0.134135151668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36406710810114">
                <text:p>0.0836406710810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